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style:text-properties fo:font-size="12pt" style:font-size-asian="12pt" style:font-size-complex="12pt"/>
    </style:style>
    <style:style style:name="P4" style:family="paragraph" style:parent-style-name="Standard">
      <style:paragraph-properties fo:margin-top="0.1665in" fo:margin-bottom="0.1665in" loext:contextual-spacing="false" fo:line-height="100%"/>
      <style:text-properties fo:font-size="14pt" fo:font-weight="bold" style:font-size-asian="14pt" style:font-weight-asian="bold" style:font-size-complex="14pt"/>
    </style:style>
    <style:style style:name="P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20" style:family="paragraph" style:parent-style-name="Standard">
      <style:paragraph-properties fo:margin-left="0.5in" fo:margin-right="0in" fo:margin-top="0.1665in" fo:margin-bottom="0.1665in" loext:contextual-spacing="false" fo:line-height="100%" fo:text-indent="0in" style:auto-text-indent="false"/>
      <style:text-properties fo:font-size="12pt" style:font-size-asian="12pt" style:font-size-complex="12pt"/>
    </style:style>
    <style:style style:name="P21" style:family="paragraph" style:parent-style-name="Standard" style:master-page-name="Standard">
      <style:paragraph-properties style:page-number="1"/>
    </style:style>
    <style:style style:name="P22"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1.1 Purpose</text:span></text:p>
      <text:p text:style-name="P1"/>
      <text:p text:style-name="Standard"><text:span text:style-name="T2">In today’s rapidly evolving job market, it can be difficult for students to transition from university to the working world. Students struggle to find opportunities that fit their skills and career goals, and companies spend a huge amount of time and effort trying to identify the right candidates. It’s critical to tackle this problem as a mismatch can influence a student’s early career development and a company’s ability to gather relevant talents. </text:span></text:p>
      <text:p text:style-name="P2"><text:span text:style-name="T3">Students&amp;Companies (S&amp;C) </text:span><text:span text:style-name="T2">tries to solve this problem. The platform allows students to search for internships, receive personalised recommendations, and refine their profiles to better align with industry expectations. Companies can advertise internships, receive tailored candidate suggestions, and benefit from a simplified hiring process through structured tools and mechanisms. Universities can monitor internships, ensure educational standards are met, and handle complaints or issues that may arise during internships.</text:span></text:p>
      <text:p text:style-name="P3"/>
      <text:p text:style-name="P2"><text:span text:style-name="T3">1.1.1 Goals</text:span></text:p>
      <text:p text:style-name="P2"><text:span text:style-name="T2">[G1] Help students find internships that align with their skills and career goals</text:span></text:p>
      <text:p text:style-name="P2"><text:span text:style-name="T2">[G2] Allow companies to advertise their internships, projects, and benefits to attract suitable candidates</text:span></text:p>
      <text:p text:style-name="P2"><text:span text:style-name="T2">[G3] Enable and simplify the connection between students and companies while supporting the selection process (e.g., interviews, questionnaires).</text:span></text:p>
      <text:p text:style-name="P2"><text:span text:style-name="T2">[G4] Provide tools to monitor internship progress, especially in cases of complaints or issues, by facilitating communication between students, universities, and companies</text:span></text:p>
      <text:p text:style-name="P3"/>
      <text:p text:style-name="P2"><text:span text:style-name="T1">1.2 Scope</text:span></text:p>
      <text:p text:style-name="P2"><text:span text:style-name="T2">In this section, we define the domain of the Students&amp;Companies(S&amp;C) platform, which serves two primary user groups : students and companies. The platform is designed to simplify the process of matching students with internship opportunities based on their skills and aspirations, while allowing companies to find the most suitable candidates for their internship offers. </text:span></text:p>
      <text:p text:style-name="P2"><text:span text:style-name="T2">For students, the process begins with creating an account on the platform, where they upload their CVs and other relevant documents. Companies, on the other hand, create detailed internship offers that describe the tasks, required skills and benefits. The platform uses matching algorithms to help both parties find the best fit. Once students apply, companies can review CVs, send assessments, schedule interviews, and select candidates.</text:span></text:p>
      <text:p text:style-name="P2"><text:span text:style-name="T3">1.2.1 World Phenomena</text:span></text:p>
      <text:p text:style-name="P2"><text:span text:style-name="T2">These are the real-world events or actions that influence how the platform works : </text:span></text:p>
      <text:p text:style-name="P2"><text:span text:style-name="T3">[WP1]</text:span><text:span text:style-name="T2"> Companies define internship needs and create job offers</text:span></text:p>
      <text:p text:style-name="P2"><text:span text:style-name="T3">[WP2]</text:span><text:span text:style-name="T2"> Students prepare and update their CVs</text:span></text:p>
      <text:p text:style-name="P2"><text:span text:style-name="T3">[WP3]</text:span><text:span text:style-name="T2"> <text:s/>Students decide which internships to apply for</text:span></text:p>
      <text:p text:style-name="P2"><text:span text:style-name="T3">[WP4]</text:span><text:span text:style-name="T2"> Companies evaluate student CVs and may conduct interviews or assessments</text:span></text:p>
      <text:p text:style-name="P3"/>
      <text:p text:style-name="P2"><text:span text:style-name="T3">1.2.2 Shared Phenomena</text:span></text:p>
      <text:p text:style-name="P2"><text:span text:style-name="T2">These phenomena are controlled by both the world (students, companies, universities) and the machine (platform algorithms and systems) : </text:span></text:p>
      <text:p text:style-name="P2"><text:span text:style-name="T3">World-Controlled Phenomena</text:span></text:p>
      <text:list xml:id="list3278133838" text:style-name="WWNum2">
        <text:list-item>
          <text:p text:style-name="P5"><text:span text:style-name="T3">[SP1]</text:span><text:span text:style-name="T2"> Students create an account on the platform and upload their CVs and other relevant documents</text:span></text:p>
        </text:list-item>
        <text:list-item>
          <text:p text:style-name="P10"><text:soft-page-break/><text:span text:style-name="T3">[SP2]</text:span><text:span text:style-name="T2"> Companies post internships on the platform</text:span></text:p>
        </text:list-item>
        <text:list-item>
          <text:p text:style-name="P10"><text:span text:style-name="T3">[SP3]</text:span><text:span text:style-name="T2"> Students browse internships or receive recommendations from the platform</text:span></text:p>
        </text:list-item>
        <text:list-item>
          <text:p text:style-name="P10"><text:span text:style-name="T3">[SP4]</text:span><text:span text:style-name="T2"> Students apply for internships</text:span></text:p>
        </text:list-item>
        <text:list-item>
          <text:p text:style-name="P10"><text:span text:style-name="T3">[SP5]</text:span><text:span text:style-name="T2"> Companies review applications and initiate interviews or assessments</text:span></text:p>
        </text:list-item>
        <text:list-item>
          <text:p text:style-name="P14"><text:span text:style-name="T3">[SP6]</text:span><text:span text:style-name="T2"> Universities monitor internship progress</text:span></text:p>
        </text:list-item>
      </text:list>
      <text:p text:style-name="P2"><text:span text:style-name="T3">Machine-Controlled Phenomena</text:span></text:p>
      <text:list xml:id="list4254826410" text:style-name="WWNum6">
        <text:list-item>
          <text:p text:style-name="P6"><text:span text:style-name="T3">[SP7]</text:span><text:span text:style-name="T2"> The platform matches students with internships using an algorithm</text:span></text:p>
        </text:list-item>
        <text:list-item>
          <text:p text:style-name="P11"><text:span text:style-name="T3">[SP8]</text:span><text:span text:style-name="T2"> The platform notifies students about new relevant internships</text:span></text:p>
        </text:list-item>
        <text:list-item>
          <text:p text:style-name="P11"><text:span text:style-name="T3">[SP9]</text:span><text:span text:style-name="T2"> The platform alerts companies when a suitable CV is uploaded or updated</text:span></text:p>
        </text:list-item>
        <text:list-item>
          <text:p text:style-name="P11"><text:span text:style-name="T3">[SP10]</text:span><text:span text:style-name="T2"> The platform schedules interviews and manages communication between students and companies</text:span></text:p>
        </text:list-item>
        <text:list-item>
          <text:p text:style-name="P11"><text:span text:style-name="T3">[SP11]</text:span><text:span text:style-name="T2"> The system processes assessment results and helps in selection</text:span></text:p>
        </text:list-item>
        <text:list-item>
          <text:p text:style-name="P11"><text:span text:style-name="T3">[SP12]</text:span><text:span text:style-name="T2"> The platform tracks and updates the selection status (accepted, pending, rejected)</text:span></text:p>
        </text:list-item>
        <text:list-item>
          <text:p text:style-name="P15"><text:span text:style-name="T3">[SP13]</text:span><text:span text:style-name="T2"> The platform collects feedback from all parties to improve matches and recommendations</text:span></text:p>
        </text:list-item>
      </text:list>
      <text:p text:style-name="P20"/>
      <text:p text:style-name="P22"><text:bookmark text:name="_11l6szuwl5dh"/><text:span text:style-name="T1">1.3 Definitions, Acronyms, Abbreviations</text:span></text:p>
      <text:list xml:id="list2839899907" text:style-name="WWNum1">
        <text:list-item>
          <text:p text:style-name="P7"><text:span text:style-name="T3">S&amp;C</text:span><text:span text:style-name="T2">: Students&amp;Companies</text:span></text:p>
        </text:list-item>
        <text:list-item>
          <text:p text:style-name="P12"><text:span text:style-name="T3">CV</text:span><text:span text:style-name="T2">: Curriculum Vitae</text:span></text:p>
        </text:list-item>
        <text:list-item>
          <text:p text:style-name="P12"><text:span text:style-name="T3">UI</text:span><text:span text:style-name="T2">: User Interface</text:span></text:p>
        </text:list-item>
        <text:list-item>
          <text:p text:style-name="P12"><text:span text:style-name="T3">API</text:span><text:span text:style-name="T2">: Application Programming Interface</text:span></text:p>
        </text:list-item>
        <text:list-item>
          <text:p text:style-name="P12"><text:span text:style-name="T3">DBMS</text:span><text:span text:style-name="T2">: Database Management System</text:span></text:p>
        </text:list-item>
        <text:list-item>
          <text:p text:style-name="P12"><text:span text:style-name="T3">SLA</text:span><text:span text:style-name="T2">: Service Level Agreement</text:span></text:p>
        </text:list-item>
        <text:list-item>
          <text:p text:style-name="P12"><text:span text:style-name="T3">2FA</text:span><text:span text:style-name="T2">: Two-Factor Authentication</text:span></text:p>
        </text:list-item>
        <text:list-item>
          <text:p text:style-name="P16"><text:span text:style-name="T3">GDPR</text:span><text:span text:style-name="T2">: General Data Protection Regulation</text:span></text:p>
        </text:list-item>
      </text:list>
      <text:p text:style-name="P3"/>
      <text:p text:style-name="P2"><text:span text:style-name="T1">1.4 Revision History</text:span></text:p>
      <text:list xml:id="list3877839716" text:style-name="WWNum4">
        <text:list-item>
          <text:p text:style-name="P19"><text:span text:style-name="T2">Version 1 (24/11/2024)</text:span></text:p>
        </text:list-item>
      </text:list>
      <text:p text:style-name="P3"><text:soft-page-break/></text:p>
      <text:p text:style-name="P2"><text:span text:style-name="T1">1.5. Reference Documents</text:span><text:span text:style-name="T2"> </text:span></text:p>
      <text:p text:style-name="P2"><text:span text:style-name="T2">The document is based on the following materials: </text:span></text:p>
      <text:list xml:id="list2559006357" text:style-name="WWNum5">
        <text:list-item>
          <text:p text:style-name="P8"><text:span text:style-name="T2">The specification of the RASD and DD assignment of the Software Engineering II course a.a. 2023/24</text:span></text:p>
        </text:list-item>
        <text:list-item>
          <text:p text:style-name="P17"><text:span text:style-name="T2">Slides of the course on WeBeep</text:span></text:p>
        </text:list-item>
      </text:list>
      <text:p text:style-name="P3"/>
      <text:p text:style-name="P2"><text:span text:style-name="T1">1.6. Document Structure</text:span><text:span text:style-name="T2"> </text:span></text:p>
      <text:list xml:id="list817941106" text:style-name="WWNum3">
        <text:list-item>
          <text:p text:style-name="P9"><text:span text:style-name="T2">Introduction: it aims to give a brief description of the project. In particular it’s focused on the reasons and the goals that are going to be achieved with its development; </text:span></text:p>
        </text:list-item>
        <text:list-item>
          <text:p text:style-name="P13"><text:span text:style-name="T2">Overall Description: it is an high-level description of how the system works with a detailed explanation of the phenomena that involve the world,the machine or both,there is also the domain description with its assumptions; </text:span></text:p>
        </text:list-item>
        <text:list-item>
          <text:p text:style-name="P13"><text:span text:style-name="T2">Specific Requirements: in this section there is a detailed analysis of the requirements needed to achieve the goals.Moreover, it contains more information useful for developers (i.e constraints about HW and SW); </text:span></text:p>
        </text:list-item>
        <text:list-item>
          <text:p text:style-name="P13"><text:span text:style-name="T2">Formal analysis: it’s a formal description of the world phenomena by the means of Alloy; </text:span></text:p>
        </text:list-item>
        <text:list-item>
          <text:p text:style-name="P13"><text:span text:style-name="T2">Effort spent: it shows the time spent to realize this document organized by section; </text:span></text:p>
        </text:list-item>
        <text:list-item>
          <text:p text:style-name="P18"><text:span text:style-name="T2">References: it contains the references to any documents and software used to write this paper. </text:span></text:p>
        </text:list-item>
      </text:list>
      <text:p text:style-name="P3"/>
      <text:p text:style-name="P3"/>
      <text:p text:style-name="P3"/>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6" meta:word-count="783" meta:character-count="5268" meta:non-whitespace-character-count="4557"/>
    <meta:generator>LibreOfficeDev/6.0.5.2$Linux_X86_64 LibreOffice_project/</meta:generator>
  </office:meta>
</office:document-meta>
</file>